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73ED00009698000054AB285A8DC6.svg" manifest:media-type=""/>
  <manifest:file-entry manifest:full-path="Pictures/10000201000003AF00000212AC25F0A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968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impl Game for App</text:p>
          </draw:text-box>
        </draw:frame>
        <draw:frame presentation:style-name="pr2" draw:layer="layout" svg:width="25.2cm" svg:height="12.968cm" svg:x="1.4cm" svg:y="5.066cm" presentation:class="subtitle" presentation:user-transformed="true">
          <draw:text-box>
            <text:p>A presentation about Piston and Rust-Graphics</text:p>
            <text:p>By Sven Nilse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About Sven Nilse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achelor in computer science with speciality in AI...</text:p>
              </text:list-item>
              <text:list-item>
                <text:p>... but worked with 2D software for 6+ years!</text:p>
              </text:list-item>
              <text:list-item>
                <text:p>Working with other people on:</text:p>
                <text:list>
                  <text:list-item>
                    <text:p>Rust-Graphics (back-end agnostic 2D library)</text:p>
                  </text:list-item>
                  <text:list-item>
                    <text:p>Piston (back-end agnostic game engine)</text:p>
                  </text:list-item>
                  <text:list-item>
                    <text:p>Rust-Empty (a <text:span text:style-name="T1">user friendly</text:span> makefile for Rust projec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What if...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... you could write a small game in a few days</text:p>
              </text:list-item>
              <text:list-item>
                <text:p>... without knowing anything about OpenGL</text:p>
              </text:list-item>
              <text:list-item>
                <text:p>... in a language known for its steep learning curve</text:p>
              </text:list-item>
              <text:list-item>
                <text:p>... without sacrificing performance</text:p>
              </text:list-item>
              <text:list-item>
                <text:p>... or scalability</text:p>
              </text:list-item>
              <text:list-item>
                <text:p>... or portability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Context Typ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Example: c.rect(x, y, w, h).rgb(1.0, 0.0, 0.0).fill(gl);</text:p>
              </text:list-item>
              <text:list-item>
                <text:p>Put data in – get type out</text:p>
              </text:list-item>
              <text:list-item>
                <text:p>Immutable – always generate a “new context”</text:p>
              </text:list-item>
              <text:list-item>
                <text:p>Clever inline optimization – zero cost abstraction!</text:p>
              </text:list-item>
              <text:list-item>
                <text:p>Might make more advanced graphics easier</text:p>
                <text:list>
                  <text:list-item>
                    <text:p>Animation?</text:p>
                  </text:list-item>
                  <text:list-item>
                    <text:p>Effect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Fill rectangle in Pist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use graphics::*;<text:line-break/>use piston::{Game, Gl};<text:line-break/><text:line-break/>pub struct App { ... } // your application data<text:line-break/><text:line-break/>impl Game for App {<text:line-break/> <text:s text:c="3"/>fn render(&amp;self, c: &amp;Context, gl: &amp;mut Gl) {<text:line-break/> <text:s text:c="7"/>c.rect(0.0, 0.0, 50.0, 50.0).rgb(1.0, 0.0, 0.0).fill(gl);<text:line-break/> <text:s text:c="3"/>}<text:line-break/>}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Piston goal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ver the same space as Processing or Löve but for Rust programming language</text:p>
              </text:list-item>
              <text:list-item>
                <text:p>Cross platform development</text:p>
              </text:list-item>
              <text:list-item>
                <text:p>Test performance of Rust-Graphics</text:p>
              </text:list-item>
              <text:list-item>
                <text:p>Platform for game design research (AI? Network?)</text:p>
              </text:list-item>
              <text:list-item>
                <text:p>Make more people use Rust for gam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Rust-Graphics goal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ack-end agnostic 2D graphics</text:p>
              </text:list-item>
              <text:list-item>
                <text:p>Make reuse of code easier across projects</text:p>
              </text:list-item>
              <text:list-item>
                <text:p>GPU focused</text:p>
              </text:list-item>
              <text:list-item>
                <text:p>Use Rust's type system for expressiveness</text:p>
              </text:list-item>
              <text:list-item>
                <text:p>Research context types in library desig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Link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iston: <text:line-break/><text:a xlink:href="http://www.github.com/bvssvni/piston" xlink:type="simple">http://www.github.com/bvssvni/piston</text:a></text:p>
              </text:list-item>
              <text:list-item>
                <text:p>Rust-Graphics: <text:a xlink:href="http://www.github.com/bvssvni/rust-graphics" xlink:type="simple">http://www.github.com/bvssvni/rust-graphics</text:a></text:p>
              </text:list-item>
              <text:list-item>
                <text:p>A great way of learning Rust!</text:p>
              </text:list-item>
              <text:list-item>
                <text:p>Thanks for all the contributions so far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AC25F0A4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00:01:14.485453000</meta:creation-date>
    <dc:date>2014-05-23T22:52:01.030986000</dc:date>
    <meta:editing-duration>PT32M3S</meta:editing-duration>
    <meta:editing-cycles>3</meta:editing-cycles>
    <meta:generator>LibreOffice/4.1.4.2$MacOSX_x86 LibreOffice_project/0a0440ccc0227ad9829de5f46be37cfb6edcf72</meta:generator>
    <meta:document-statistic meta:object-count="65"/>
  </office:meta>
</office:document-meta>
</file>